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Helvetica Neue',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635cm" fo:margin-bottom="0.635cm" fo:orphans="2" fo:widows="2" fo:text-indent="0cm" style:auto-text-indent="false"/>
    </style:style>
    <style:style style:name="P2" style:family="paragraph" style:parent-style-name="Preformatted_20_Text">
      <style:paragraph-properties fo:margin-left="0cm" fo:margin-right="0cm" fo:margin-top="0cm" fo:margin-bottom="0cm" fo:text-indent="0cm" style:auto-text-indent="false" fo:padding="0cm" fo:border="none"/>
    </style:style>
    <style:style style:name="P3" style:family="paragraph" style:parent-style-name="Preformatted_20_Text">
      <style:paragraph-properties fo:margin-top="0cm" fo:margin-bottom="0cm" fo:padding="0cm" fo:border="none"/>
    </style:style>
    <style:style style:name="T1" style:family="text">
      <style:text-properties fo:letter-spacing="normal"/>
    </style:style>
    <style:style style:name="T2" style:family="text">
      <style:text-properties style:font-name="Google Sans" fo:letter-spacing="normal" fo:font-weight="bold"/>
    </style:style>
    <style:style style:name="T3" style:family="text">
      <style:text-properties fo:font-variant="normal" fo:text-transform="none" fo:color="#1f1f1f" style:font-name="Google Sans" fo:font-size="12pt" fo:letter-spacing="normal" fo:font-style="normal" fo:font-weight="bold"/>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635cm" svg:y="0.635cm" svg:width="1.27cm" draw:z-index="0">
        <draw:text-box fo:min-height="1.27cm">
          <text:p text:style-name="Text_20_body"/>
        </draw:text-box>
      </draw:frame>
      <text:p text:style-name="Standard">Galeria piekna</text:p>
      <text:p text:style-name="Standard"/>
      <text:p text:style-name="P3"><text:span text:style-name="Source_20_Text"><text:span text:style-name="T1">&lt;!DOCTYPE html&gt;<text:line-break/>&lt;html lang="pl"&gt;<text:line-break/>&lt;head&gt;<text:line-break/>&lt;meta charset="UTF-8"&gt;<text:line-break/>&lt;title&gt;Galeria piękna&lt;/title&gt;<text:line-break/>&lt;!-- Dołączamy plik gallery.css, który zawiera reguły CSS dla tej strony --&gt;<text:line-break/>&lt;link rel="stylesheet" href="gallery.css"&gt;<text:line-break/>&lt;/head&gt;<text:line-break/>&lt;body&gt;<text:line-break/>&lt;h1&gt;Galeria piękna&lt;/h1&gt;<text:line-break/>&lt;!-- Używamy znacznika div, aby utworzyć kontener dla zdjęć --&gt;<text:line-break/>&lt;div class="container"&gt;<text:line-break/>&lt;!-- Używamy znacznika img, aby wstawić zdjęcia do kontenera --&gt;<text:line-break/>&lt;img src="1000001007.jpg" alt=""&gt;<text:line-break/>&lt;img src="74234.jpg" alt=""&gt;<text:line-break/>&lt;img src="1000001005.jpg" alt=""&gt;<text:line-break/>&lt;img src="1000001000.jpg" alt=""&gt;<text:line-break/>&lt;img src="1000001184.jpg" alt=""&gt;<text:line-break/>&lt;img src="1000001187.jpg" alt=""&gt;<text:line-break/>&lt;img src="1706007746352.jpg" alt=""&gt;<text:line-break/>&lt;img src="1706028826031.jpg"&gt;<text:line-break/>&lt;img src="1706028826020.jpg"&gt;<text:line-break/>&lt;img src="1706028826043.jpg"&gt;<text:line-break/>&lt;img src="1706028826047.jpg"&gt;<text:line-break/>&lt;/div&gt;<text:line-break/>&lt;!-- Używamy znacznika p, aby dodać tekst pod zdjęciami --&gt;<text:line-break/>&lt;p&gt;Piękno stworzone wyobraźnią jest hołdem dla jego twórcy. Piękno ciała jest pięknem artyzmu. Umiejętność pokazania piękna jest istotnym czynnikiem całokształtu ludzkiej kreatywności. Artyzm kobiecego ciała jest sztuką, która powinna wychodzić poza sztywne ramy konserwatyzmu, trzymając się tych podstawowych granic, w ramach których nie obraża ludzkich uczuć, nie ociera się o sferę religijności. Piękno kobiecego ciała nie jest przecież czymś odkrywczym, już starożytni doceniali je, poprzez przedstawienie go na licznych posągach. Piękno kobiecego ciała zawsze rozbudzało wyobraźnię wielu artystów, a sztuka jego pokazania to również umiejętność zachowania podstawowych norm społecznych, w ramach których sztuka nie staje się narzędziem ataku na inne kultury, lecz jest powszechnie akceptowalna.&lt;/p&gt;<text:line-break/>&lt;/body&gt;<text:line-break/>&lt;/html&gt;<text:line-break/></text:span></text:span></text:p>
      <text:p text:style-name="P1"><text:span text:style-name="Strong_20_Emphasis"><text:span text:style-name="T3">CSS</text:span></text:span></text:p>
      <text:p text:style-name="P2"><text:span text:style-name="Source_20_Text"><text:span text:style-name="T1">/* Ustawiamy tło strony na purpurowe */<text:line-break/>body {<text:line-break/>background-color: purple;<text:line-break/>}<text:line-break/><text:line-break/>/* Ustawiamy napis na górze strony animacją i różnymi kolorami */<text:line-break/>h1 {<text:line-break/>font-family: "Century Gothic", sans-serif;<text:line-break/>font-style: italic;<text:line-break/>animation: slide-and-color 5s alternate infinite;<text:line-break/>font-size: 19px;<text:line-break/>text-align: center;<text:line-break/>}<text:line-break/><text:line-break/>@keyframes slide-and-color {<text:line-break/>0% { <text:line-break/>color: green; <text:line-break/></text:span></text:span><text:soft-page-break/><text:span text:style-name="Source_20_Text"><text:span text:style-name="T1">transform: translateY(0); <text:line-break/>}<text:line-break/>7% { <text:line-break/>color: yellow; <text:line-break/>transform: translateY(-20px); <text:line-break/>}<text:line-break/>14% { <text:line-break/>color: beige; <text:line-break/>transform: translateY(0); <text:line-break/>}<text:line-break/>21% { <text:line-break/>color: red; <text:line-break/>transform: translateY(-20px); <text:line-break/>}<text:line-break/>28% { <text:line-break/>color: green; <text:line-break/>transform: translateY(0); <text:line-break/>}<text:line-break/>35% { <text:line-break/>color: blue; <text:line-break/>transform: translateY(-20px); <text:line-break/>}<text:line-break/>42% { <text:line-break/>color: yellow; <text:line-break/>transform: translateY(0); <text:line-break/>}<text:line-break/>49% { <text:line-break/>color: blue; <text:line-break/>transform: translateY(-20px); <text:line-break/>}<text:line-break/>56% { <text:line-break/>color: black; <text:line-break/>transform: translateY(0); <text:line-break/>}<text:line-break/>63% { <text:line-break/>color: lightbrown; <text:line-break/>transform: translateY(-20px); <text:line-break/>}<text:line-break/>70% { <text:line-break/>color: purple; <text:line-break/>transform: translateY(0); <text:line-break/>}<text:line-break/>77% { <text:line-break/>color: orange; <text:line-break/>transform: translateY(-20px); <text:line-break/>}<text:line-break/>84% { <text:line-break/>color: silver; <text:line-break/>transform: translateY(0); <text:line-break/>}<text:line-break/>100% { <text:line-break/>color: green; <text:line-break/>transform: translateY(-20px); <text:line-break/>}<text:line-break/>}<text:line-break/><text:line-break/>/* Ustawiamy styl i rozmiar kontenera dla zdjęć */<text:line-break/>.container {<text:line-break/>display: flex;<text:line-break/>justify-content: center;<text:line-break/>align-items: center;<text:line-break/>width: 80%;<text:line-break/>margin: 0 auto;<text:line-break/>}<text:line-break/></text:span></text:span><text:soft-page-break/><text:span text:style-name="Source_20_Text"><text:span text:style-name="T1"><text:line-break/>/* Ustawiamy styl i rozmiar zdjęć w kontenerze */<text:line-break/>.container img {<text:line-break/>width: 100px;<text:line-break/>height: 150px;<text:line-break/>margin: 5px;<text:line-break/>border: 2px solid black;<text:line-break/>}<text:line-break/><text:line-break/>/* Ustawiamy efekt powiększenia zdjęć po najechaniu kursorem */<text:line-break/>.container img:hover {<text:line-break/>transform: scale(2);<text:line-break/>transition: 0.5s;<text:line-break/>}<text:line-break/><text:line-break/>/* Ustawiamy styl, rozmiar i kolor tekstu pod zdjęciami */<text:line-break/>p {<text:line-break/>font-family: Verdana, sans-serif;<text:line-break/>font-size: 18px; /* zwiększamy rozmiar czcionki z 15px do 18px */<text:line-break/>text-align: justify;<text:line-break/>margin-top: 200px; /* zwiększamy odstęp z 100px do 200px */<text:line-break/>color: lightyellow;<text:line-break/>font-style: italic;<text:line-break/>}<text:line-break/><text:line-break/>/* Ustawiamy animację tekstu pod zdjęciami */<text:line-break/>p {<text:line-break/>animation: slide-up-down 2s infinite;<text:line-break/>}<text:line-break/><text:line-break/>/* Definiujemy kluczowe klatki animacji */<text:line-break/>@keyframes slide-up-down {<text:line-break/>0% {<text:line-break/>transform: translateY(0);<text:line-break/>}<text:line-break/>50% {<text:line-break/>transform: translateY(-20px);<text:line-break/>}<text:line-break/>100% {<text:line-break/>transform: translateY(0);<text:line-break/>}<text:line-break/>}</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Helvetica Neue',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Frame_20_contents" style:display-name="Frame contents" style:family="paragraph" style:parent-style-name="Text_20_body" style:class="extra"/>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1M10S</meta:editing-duration>
    <meta:editing-cycles>6</meta:editing-cycles>
    <meta:generator>OpenOffice/4.1.15$Win32 OpenOffice.org_project/4115m2$Build-9813</meta:generator>
    <dc:date>2024-01-23T21:03:54.40</dc:date>
    <meta:document-statistic meta:table-count="0" meta:image-count="0" meta:object-count="0" meta:page-count="3" meta:paragraph-count="4" meta:word-count="492" meta:character-count="3721"/>
    <meta:user-defined meta:name="Info 1"/>
    <meta:user-defined meta:name="Info 2"/>
    <meta:user-defined meta:name="Info 3"/>
    <meta:user-defined meta:name="Info 4"/>
  </office:meta>
</office:document-meta>
</file>